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7.12mm" svg:height="157.21mm" svg:x="0mm" svg:y="85.8mm">
            <loext:p draw:notify-on-update-of-ranges="Sheet1.A2:Sheet1.A15 Sheet1.B2:Sheet1.B15 Sheet1.C2:Sheet1.C15 Sheet1.D2:Sheet1.D15 Sheet1.E2:Sheet1.E15 Sheet1.F2:Sheet1.F15 Sheet1.G2:Sheet1.G15 Sheet1.H2:Sheet1.H15 Sheet1.I2:Sheet1.I15 Sheet1.J2:Sheet1.J15 Sheet1.K2:Sheet1.K15 Sheet1.L2:Sheet1.L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7.12mm" svg:height="157.21mm" svg:x="293.51mm" svg:y="18.07mm">
            <loext:p draw:notify-on-update-of-ranges="Sheet1.A2:Sheet1.A15 Sheet1.B2:Sheet1.B15 Sheet1.C2:Sheet1.C15 Sheet1.D2:Sheet1.D15 Sheet1.E2:Sheet1.E15 Sheet1.F2:Sheet1.F15 Sheet1.G2:Sheet1.G15 Sheet1.H2:Sheet1.H15 Sheet1.I2:Sheet1.I15 Sheet1.J2:Sheet1.J15 Sheet1.K2:Sheet1.K15 Sheet1.L2:Sheet1.L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It</text:p>
          </table:table-cell>
          <table:table-cell office:value-type="string" calcext:value-type="string">
            <text:p>secIt</text:p>
          </table:table-cell>
          <table:table-cell office:value-type="string" calcext:value-type="string">
            <text:p>thrIt,,,</text:p>
          </table:table-cell>
          <table:table-cell office:value-type="string" calcext:value-type="string">
            <text:p><text:s/>nIt</text:p>
          </table:table-cell>
          <table:table-cell table:number-columns-repeated="6"/>
          <table:table-cell office:value-type="string" calcext:value-type="string">
            <text:p>analytic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25" calcext:value-type="float">
            <text:p>125</text:p>
          </table:table-cell>
          <table:table-cell office:value-type="float" office:value="0.122417438109627" calcext:value-type="float">
            <text:p>0,1224174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.46875" calcext:value-type="float">
            <text:p>0,46875</text:p>
          </table:table-cell>
          <table:table-cell office:value-type="float" office:value="0.45969769413186" calcext:value-type="float">
            <text:p>0,459697694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.9375" calcext:value-type="float">
            <text:p>0,9375</text:p>
          </table:table-cell>
          <table:table-cell table:number-columns-repeated="7" office:value-type="float" office:value="0.9453125" calcext:value-type="float">
            <text:p>0,9453125</text:p>
          </table:table-cell>
          <table:table-cell office:value-type="float" office:value="0.929262798332297" calcext:value-type="float">
            <text:p>0,9292627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5" calcext:value-type="float">
            <text:p>1375</text:p>
          </table:table-cell>
          <table:table-cell office:value-type="float" office:value="1.4375" calcext:value-type="float">
            <text:p>1,4375</text:p>
          </table:table-cell>
          <table:table-cell table:number-columns-repeated="6" office:value-type="float" office:value="1.435546875" calcext:value-type="float">
            <text:p>1,435546875</text:p>
          </table:table-cell>
          <table:table-cell office:value-type="float" office:value="1.41614683654714" calcext:value-type="float">
            <text:p>1,416146836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3125" calcext:value-type="float">
            <text:p>3125</text:p>
          </table:table-cell>
          <table:table-cell office:value-type="float" office:value="1.5625" calcext:value-type="float">
            <text:p>1,5625</text:p>
          </table:table-cell>
          <table:table-cell office:value-type="float" office:value="1.8359375" calcext:value-type="float">
            <text:p>1,8359375</text:p>
          </table:table-cell>
          <table:table-cell office:value-type="float" office:value="1.81640625" calcext:value-type="float">
            <text:p>1,81640625</text:p>
          </table:table-cell>
          <table:table-cell table:number-columns-repeated="5" office:value-type="float" office:value="1.81689453125" calcext:value-type="float">
            <text:p>1,8168945313</text:p>
          </table:table-cell>
          <table:table-cell office:value-type="float" office:value="1.80114361554693" calcext:value-type="float">
            <text:p>1,8011436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1.21875" calcext:value-type="float">
            <text:p>1,21875</text:p>
          </table:table-cell>
          <table:table-cell office:value-type="float" office:value="2.09375" calcext:value-type="float">
            <text:p>2,09375</text:p>
          </table:table-cell>
          <table:table-cell office:value-type="float" office:value="1.98828125" calcext:value-type="float">
            <text:p>1,98828125</text:p>
          </table:table-cell>
          <table:table-cell office:value-type="float" office:value="1.994140625" calcext:value-type="float">
            <text:p>1,994140625</text:p>
          </table:table-cell>
          <table:table-cell table:number-columns-repeated="4" office:value-type="float" office:value="1.9940185546875" calcext:value-type="float">
            <text:p>1,9940185547</text:p>
          </table:table-cell>
          <table:table-cell office:value-type="float" office:value="1.98999249660045" calcext:value-type="float">
            <text:p>1,989992496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6125" calcext:value-type="float">
            <text:p>6125</text:p>
          </table:table-cell>
          <table:table-cell office:value-type="float" office:value="0" calcext:value-type="float">
            <text:p>0</text:p>
          </table:table-cell>
          <table:table-cell office:value-type="float" office:value="2.296875" calcext:value-type="float">
            <text:p>2,296875</text:p>
          </table:table-cell>
          <table:table-cell office:value-type="float" office:value="1.88671875" calcext:value-type="float">
            <text:p>1,88671875</text:p>
          </table:table-cell>
          <table:table-cell office:value-type="float" office:value="1.92431640625" calcext:value-type="float">
            <text:p>1,9243164063</text:p>
          </table:table-cell>
          <table:table-cell office:value-type="float" office:value="1.922607421875" calcext:value-type="float">
            <text:p>1,9226074219</text:p>
          </table:table-cell>
          <table:table-cell table:number-columns-repeated="3" office:value-type="float" office:value="1.92263793945313" calcext:value-type="float">
            <text:p>1,9226379395</text:p>
          </table:table-cell>
          <table:table-cell office:value-type="float" office:value="1.9364566872908" calcext:value-type="float">
            <text:p>1,9364566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2.5" calcext:value-type="float">
            <text:p>-2,5</text:p>
          </table:table-cell>
          <table:table-cell office:value-type="float" office:value="2.75" calcext:value-type="float">
            <text:p>2,75</text:p>
          </table:table-cell>
          <table:table-cell office:value-type="float" office:value="1.4609375" calcext:value-type="float">
            <text:p>1,4609375</text:p>
          </table:table-cell>
          <table:table-cell office:value-type="float" office:value="1.6328125" calcext:value-type="float">
            <text:p>1,6328125</text:p>
          </table:table-cell>
          <table:table-cell office:value-type="float" office:value="1.6201171875" calcext:value-type="float">
            <text:p>1,6201171875</text:p>
          </table:table-cell>
          <table:table-cell office:value-type="float" office:value="1.62060546875" calcext:value-type="float">
            <text:p>1,6206054688</text:p>
          </table:table-cell>
          <table:table-cell table:number-columns-repeated="2" office:value-type="float" office:value="1.62059783935547" calcext:value-type="float">
            <text:p>1,6205978394</text:p>
          </table:table-cell>
          <table:table-cell office:value-type="float" office:value="1.65364362086361" calcext:value-type="float">
            <text:p>1,653643620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0125" calcext:value-type="float">
            <text:p>10125</text:p>
          </table:table-cell>
          <table:table-cell office:value-type="float" office:value="-6.75" calcext:value-type="float">
            <text:p>-6,75</text:p>
          </table:table-cell>
          <table:table-cell office:value-type="float" office:value="4.078125" calcext:value-type="float">
            <text:p>4,078125</text:p>
          </table:table-cell>
          <table:table-cell office:value-type="float" office:value="0.59765625" calcext:value-type="float">
            <text:p>0,59765625</text:p>
          </table:table-cell>
          <table:table-cell office:value-type="float" office:value="1.22607421875" calcext:value-type="float">
            <text:p>1,2260742188</text:p>
          </table:table-cell>
          <table:table-cell office:value-type="float" office:value="1.159423828125" calcext:value-type="float">
            <text:p>1,1594238281</text:p>
          </table:table-cell>
          <table:table-cell office:value-type="float" office:value="1.16354370117188" calcext:value-type="float">
            <text:p>1,1635437012</text:p>
          </table:table-cell>
          <table:table-cell office:value-type="float" office:value="1.16340637207031" calcext:value-type="float">
            <text:p>1,1634063721</text:p>
          </table:table-cell>
          <table:table-cell office:value-type="float" office:value="1.16340827941895" calcext:value-type="float">
            <text:p>1,1634082794</text:p>
          </table:table-cell>
          <table:table-cell office:value-type="float" office:value="1.21079579943078" calcext:value-type="float">
            <text:p>1,2107957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-13.28125" calcext:value-type="float">
            <text:p>-13,28125</text:p>
          </table:table-cell>
          <table:table-cell office:value-type="float" office:value="7.34375" calcext:value-type="float">
            <text:p>7,34375</text:p>
          </table:table-cell>
          <table:table-cell office:value-type="float" office:value="-1.03515625" calcext:value-type="float">
            <text:p>-1,03515625</text:p>
          </table:table-cell>
          <table:table-cell office:value-type="float" office:value="0.919921875" calcext:value-type="float">
            <text:p>0,919921875</text:p>
          </table:table-cell>
          <table:table-cell office:value-type="float" office:value="0.6422119140625" calcext:value-type="float">
            <text:p>0,6422119141</text:p>
          </table:table-cell>
          <table:table-cell office:value-type="float" office:value="0.6666259765625" calcext:value-type="float">
            <text:p>0,6666259766</text:p>
          </table:table-cell>
          <table:table-cell office:value-type="float" office:value="0.665328979492188" calcext:value-type="float">
            <text:p>0,6653289795</text:p>
          </table:table-cell>
          <table:table-cell office:value-type="float" office:value="0.665367126464844" calcext:value-type="float">
            <text:p>0,6653671265</text:p>
          </table:table-cell>
          <table:table-cell office:value-type="float" office:value="0.716337814536774" calcext:value-type="float">
            <text:p>0,716337814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15125" calcext:value-type="float">
            <text:p>15125</text:p>
          </table:table-cell>
          <table:table-cell office:value-type="float" office:value="-22.6875" calcext:value-type="float">
            <text:p>-22,6875</text:p>
          </table:table-cell>
          <table:table-cell office:value-type="float" office:value="14.1796875" calcext:value-type="float">
            <text:p>14,1796875</text:p>
          </table:table-cell>
          <table:table-cell office:value-type="float" office:value="-4.25390625" calcext:value-type="float">
            <text:p>-4,25390625</text:p>
          </table:table-cell>
          <table:table-cell office:value-type="float" office:value="1.12255859375" calcext:value-type="float">
            <text:p>1,1225585938</text:p>
          </table:table-cell>
          <table:table-cell office:value-type="float" office:value="0.14501953125" calcext:value-type="float">
            <text:p>0,1450195313</text:p>
          </table:table-cell>
          <table:table-cell office:value-type="float" office:value="0.2591552734375" calcext:value-type="float">
            <text:p>0,2591552734</text:p>
          </table:table-cell>
          <table:table-cell office:value-type="float" office:value="0.250595092773437" calcext:value-type="float">
            <text:p>0,2505950928</text:p>
          </table:table-cell>
          <table:table-cell office:value-type="float" office:value="0.250993728637695" calcext:value-type="float">
            <text:p>0,2509937286</text:p>
          </table:table-cell>
          <table:table-cell office:value-type="float" office:value="0.29133022570874" calcext:value-type="float">
            <text:p>0,29133022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35625" calcext:value-type="float">
            <text:p>-35625</text:p>
          </table:table-cell>
          <table:table-cell office:value-type="float" office:value="26.9375" calcext:value-type="float">
            <text:p>26,9375</text:p>
          </table:table-cell>
          <table:table-cell office:value-type="float" office:value="-10.767578125" calcext:value-type="float">
            <text:p>-10,767578125</text:p>
          </table:table-cell>
          <table:table-cell office:value-type="float" office:value="2.638671875" calcext:value-type="float">
            <text:p>2,638671875</text:p>
          </table:table-cell>
          <table:table-cell office:value-type="float" office:value="-0.3828125" calcext:value-type="float">
            <text:p>-0,3828125</text:p>
          </table:table-cell>
          <table:table-cell office:value-type="float" office:value="0.0654296875" calcext:value-type="float">
            <text:p>0,0654296875</text:p>
          </table:table-cell>
          <table:table-cell office:value-type="float" office:value="0.0210723876953125" calcext:value-type="float">
            <text:p>0,0210723877</text:p>
          </table:table-cell>
          <table:table-cell office:value-type="float" office:value="0.0239715576171875" calcext:value-type="float">
            <text:p>0,0239715576</text:p>
          </table:table-cell>
          <table:table-cell office:value-type="float" office:value="0.0398297133496339" calcext:value-type="float">
            <text:p>0,039829713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21125" calcext:value-type="float">
            <text:p>21125</text:p>
          </table:table-cell>
          <table:table-cell office:value-type="float" office:value="-52.8125" calcext:value-type="float">
            <text:p>-52,8125</text:p>
          </table:table-cell>
          <table:table-cell office:value-type="float" office:value="48.8515625" calcext:value-type="float">
            <text:p>48,8515625</text:p>
          </table:table-cell>
          <table:table-cell office:value-type="float" office:value="-23.765625" calcext:value-type="float">
            <text:p>-23,765625</text:p>
          </table:table-cell>
          <table:table-cell office:value-type="float" office:value="7.0966796875" calcext:value-type="float">
            <text:p>7,0966796875</text:p>
          </table:table-cell>
          <table:table-cell office:value-type="float" office:value="-1.3203125" calcext:value-type="float">
            <text:p>-1,3203125</text:p>
          </table:table-cell>
          <table:table-cell office:value-type="float" office:value="0.2174072265625" calcext:value-type="float">
            <text:p>0,2174072266</text:p>
          </table:table-cell>
          <table:table-cell office:value-type="float" office:value="0.0251922607421875" calcext:value-type="float">
            <text:p>0,0251922607</text:p>
          </table:table-cell>
          <table:table-cell office:value-type="float" office:value="0.0416812896728516" calcext:value-type="float">
            <text:p>0,0416812897</text:p>
          </table:table-cell>
          <table:table-cell office:value-type="float" office:value="0.0234123742719765" calcext:value-type="float">
            <text:p>0,02341237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,5</text:p>
          </table:table-cell>
          <table:table-cell office:value-type="float" office:value="-75.03125" calcext:value-type="float">
            <text:p>-75,03125</text:p>
          </table:table-cell>
          <table:table-cell office:value-type="float" office:value="84.21875" calcext:value-type="float">
            <text:p>84,21875</text:p>
          </table:table-cell>
          <table:table-cell office:value-type="float" office:value="-48.7265625" calcext:value-type="float">
            <text:p>-48,7265625</text:p>
          </table:table-cell>
          <table:table-cell office:value-type="float" office:value="17.74609375" calcext:value-type="float">
            <text:p>17,74609375</text:p>
          </table:table-cell>
          <table:table-cell office:value-type="float" office:value="-3.781982421875" calcext:value-type="float">
            <text:p>-3,7819824219</text:p>
          </table:table-cell>
          <table:table-cell office:value-type="float" office:value="0.949462890625" calcext:value-type="float">
            <text:p>0,9494628906</text:p>
          </table:table-cell>
          <table:table-cell office:value-type="float" office:value="0.224960327148437" calcext:value-type="float">
            <text:p>0,2249603271</text:p>
          </table:table-cell>
          <table:table-cell office:value-type="float" office:value="0.303092956542969" calcext:value-type="float">
            <text:p>0,3030929565</text:p>
          </table:table-cell>
          <table:table-cell office:value-type="float" office:value="0.246097745656695" calcext:value-type="float">
            <text:p>0,2460977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20:45:24.985952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08:31.682764031</meta:creation-date>
    <dc:date>2017-06-26T20:56:48.327667313</dc:date>
    <meta:editing-duration>PT34M53S</meta:editing-duration>
    <meta:editing-cycles>6</meta:editing-cycles>
    <meta:generator>LibreOffice/5.1.6.2$Linux_X86_64 LibreOffice_project/10m0$Build-2</meta:generator>
    <meta:document-statistic meta:table-count="1" meta:cell-count="1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713cm" svg:height="15.722cm" xlink:href=".." xlink:type="simple" chart:class="chart:line" chart:style-name="ch1">
        <chart:legend chart:legend-position="end" svg:x="24.178cm" svg:y="5.072cm" style:legend-expansion="high" chart:style-name="ch2"/>
        <chart:plot-area chart:style-name="ch3" table:cell-range-address="Sheet1.A2:Sheet1.L15" chart:data-source-has-labels="both" svg:x="0.606cm" svg:y="0.128cm" svg:width="21.802cm" svg:height="14.79cm">
          <chartooo:coordinate-region svg:x="1.889cm" svg:y="0.327cm" svg:width="20.425cm" svg:height="14.392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loext:label-string="1st" chart:class="chart:line">
            <chart:data-point chart:repeated="14"/>
          </chart:series>
          <chart:series chart:style-name="ch8" chart:values-cell-range-address="Sheet1.C2:Sheet1.C15" loext:label-string="2nd" chart:class="chart:line">
            <chart:data-point chart:repeated="14"/>
          </chart:series>
          <chart:series chart:style-name="ch9" chart:values-cell-range-address="Sheet1.D2:Sheet1.D15" loext:label-string="3rd" chart:class="chart:line">
            <chart:data-point chart:repeated="14"/>
          </chart:series>
          <chart:series chart:style-name="ch10" chart:values-cell-range-address="Sheet1.E2:Sheet1.E15" loext:label-string="4th" chart:class="chart:line">
            <chart:data-point chart:repeated="14"/>
          </chart:series>
          <chart:series chart:style-name="ch11" chart:values-cell-range-address="Sheet1.F2:Sheet1.F15" loext:label-string="5th" chart:class="chart:line">
            <chart:data-point chart:repeated="14"/>
          </chart:series>
          <chart:series chart:style-name="ch12" chart:values-cell-range-address="Sheet1.G2:Sheet1.G15" loext:label-string="6th" chart:class="chart:line">
            <chart:data-point chart:repeated="14"/>
          </chart:series>
          <chart:series chart:style-name="ch13" chart:values-cell-range-address="Sheet1.H2:Sheet1.H15" loext:label-string="7th" chart:class="chart:line">
            <chart:data-point chart:repeated="14"/>
          </chart:series>
          <chart:series chart:style-name="ch14" chart:values-cell-range-address="Sheet1.I2:Sheet1.I15" loext:label-string="8th" chart:class="chart:line">
            <chart:data-point chart:repeated="14"/>
          </chart:series>
          <chart:series chart:style-name="ch15" chart:values-cell-range-address="Sheet1.J2:Sheet1.J15" loext:label-string="9th" chart:class="chart:line">
            <chart:data-point chart:repeated="14"/>
          </chart:series>
          <chart:series chart:style-name="ch16" chart:values-cell-range-address="Sheet1.K2:Sheet1.K15" loext:label-string="10th" chart:class="chart:line">
            <chart:data-point chart:repeated="14"/>
          </chart:series>
          <chart:series chart:style-name="ch17" chart:values-cell-range-address="Sheet1.L2:Sheet1.L15" loext:label-string="analytic" chart:class="chart:line">
            <chart:data-point chart:repeated="1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</text:p>
              </table:table-cell>
              <table:table-cell office:value-type="string">
                <text:p>2nd</text:p>
              </table:table-cell>
              <table:table-cell office:value-type="string">
                <text:p>3rd</text:p>
              </table:table-cell>
              <table:table-cell office:value-type="string">
                <text:p>4th</text:p>
              </table:table-cell>
              <table:table-cell office:value-type="string">
                <text:p>5th</text:p>
              </table:table-cell>
              <table:table-cell office:value-type="string">
                <text:p>6th</text:p>
              </table:table-cell>
              <table:table-cell office:value-type="string">
                <text:p>7th</text:p>
              </table:table-cell>
              <table:table-cell office:value-type="string">
                <text:p>8th</text:p>
              </table:table-cell>
              <table:table-cell office:value-type="string">
                <text:p>9th</text:p>
              </table:table-cell>
              <table:table-cell office:value-type="string">
                <text:p>10th</text:p>
              </table:table-cell>
              <table:table-cell office:value-type="string">
                <text:p>analytic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B2:Sheet1.B15</svg:desc>
                </draw:g>
              </table:table-cell>
              <table:table-cell office:value-type="float" office:value="125">
                <text:p>125</text:p>
                <draw:g>
                  <svg:desc>Sheet1.C2:Sheet1.C15</svg:desc>
                </draw:g>
              </table:table-cell>
              <table:table-cell office:value-type="float" office:value="125">
                <text:p>125</text:p>
                <draw:g>
                  <svg:desc>Sheet1.D2:Sheet1.D15</svg:desc>
                </draw:g>
              </table:table-cell>
              <table:table-cell office:value-type="float" office:value="125">
                <text:p>125</text:p>
                <draw:g>
                  <svg:desc>Sheet1.E2:Sheet1.E15</svg:desc>
                </draw:g>
              </table:table-cell>
              <table:table-cell office:value-type="float" office:value="125">
                <text:p>125</text:p>
                <draw:g>
                  <svg:desc>Sheet1.F2:Sheet1.F15</svg:desc>
                </draw:g>
              </table:table-cell>
              <table:table-cell office:value-type="float" office:value="125">
                <text:p>125</text:p>
                <draw:g>
                  <svg:desc>Sheet1.G2:Sheet1.G15</svg:desc>
                </draw:g>
              </table:table-cell>
              <table:table-cell office:value-type="float" office:value="125">
                <text:p>125</text:p>
                <draw:g>
                  <svg:desc>Sheet1.H2:Sheet1.H15</svg:desc>
                </draw:g>
              </table:table-cell>
              <table:table-cell office:value-type="float" office:value="125">
                <text:p>125</text:p>
                <draw:g>
                  <svg:desc>Sheet1.I2:Sheet1.I15</svg:desc>
                </draw:g>
              </table:table-cell>
              <table:table-cell office:value-type="float" office:value="125">
                <text:p>125</text:p>
                <draw:g>
                  <svg:desc>Sheet1.J2:Sheet1.J15</svg:desc>
                </draw:g>
              </table:table-cell>
              <table:table-cell office:value-type="float" office:value="125">
                <text:p>125</text:p>
                <draw:g>
                  <svg:desc>Sheet1.K2:Sheet1.K15</svg:desc>
                </draw:g>
              </table:table-cell>
              <table:table-cell office:value-type="float" office:value="0.122417438109627">
                <text:p>0.122417438109627</text:p>
                <draw:g>
                  <svg:desc>Sheet1.L2:Sheet1.L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5969769413186">
                <text:p>0.4596976941318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125">
                <text:p>1125</text:p>
              </table:table-cell>
              <table:table-cell office:value-type="float" office:value="0.9375">
                <text:p>0.937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29262798332297">
                <text:p>0.9292627983322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75">
                <text:p>1375</text:p>
              </table:table-cell>
              <table:table-cell office:value-type="float" office:value="1.4375">
                <text:p>1.43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1614683654714">
                <text:p>1.4161468365471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3125">
                <text:p>3125</text:p>
              </table:table-cell>
              <table:table-cell office:value-type="float" office:value="1.5625">
                <text:p>1.5625</text:p>
              </table:table-cell>
              <table:table-cell office:value-type="float" office:value="1.8359375">
                <text:p>1.8359375</text:p>
              </table:table-cell>
              <table:table-cell office:value-type="float" office:value="1.81640625">
                <text:p>1.816406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0114361554693">
                <text:p>1.801143615546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.21875">
                <text:p>1.21875</text:p>
              </table:table-cell>
              <table:table-cell office:value-type="float" office:value="2.09375">
                <text:p>2.09375</text:p>
              </table:table-cell>
              <table:table-cell office:value-type="float" office:value="1.98828125">
                <text:p>1.98828125</text:p>
              </table:table-cell>
              <table:table-cell office:value-type="float" office:value="1.994140625">
                <text:p>1.994140625</text:p>
              </table:table-cell>
              <table:table-cell office:value-type="float" office:value="1.9940185546875">
                <text:p>1.9940185546875</text:p>
              </table:table-cell>
              <table:table-cell office:value-type="float" office:value="1.9940185546875">
                <text:p>1.9940185546875</text:p>
              </table:table-cell>
              <table:table-cell office:value-type="float" office:value="1.9940185546875">
                <text:p>1.9940185546875</text:p>
              </table:table-cell>
              <table:table-cell office:value-type="float" office:value="1.9940185546875">
                <text:p>1.9940185546875</text:p>
              </table:table-cell>
              <table:table-cell office:value-type="float" office:value="1.98999249660045">
                <text:p>1.9899924966004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125">
                <text:p>6125</text:p>
              </table:table-cell>
              <table:table-cell office:value-type="float" office:value="0">
                <text:p>0</text:p>
              </table:table-cell>
              <table:table-cell office:value-type="float" office:value="2.296875">
                <text:p>2.296875</text:p>
              </table:table-cell>
              <table:table-cell office:value-type="float" office:value="1.88671875">
                <text:p>1.88671875</text:p>
              </table:table-cell>
              <table:table-cell office:value-type="float" office:value="1.92431640625">
                <text:p>1.92431640625</text:p>
              </table:table-cell>
              <table:table-cell office:value-type="float" office:value="1.922607421875">
                <text:p>1.922607421875</text:p>
              </table:table-cell>
              <table:table-cell office:value-type="float" office:value="1.92263793945313">
                <text:p>1.92263793945313</text:p>
              </table:table-cell>
              <table:table-cell office:value-type="float" office:value="1.92263793945313">
                <text:p>1.92263793945313</text:p>
              </table:table-cell>
              <table:table-cell office:value-type="float" office:value="1.92263793945313">
                <text:p>1.92263793945313</text:p>
              </table:table-cell>
              <table:table-cell office:value-type="float" office:value="1.9364566872908">
                <text:p>1.93645668729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2.5">
                <text:p>-2.5</text:p>
              </table:table-cell>
              <table:table-cell office:value-type="float" office:value="2.75">
                <text:p>2.75</text:p>
              </table:table-cell>
              <table:table-cell office:value-type="float" office:value="1.4609375">
                <text:p>1.4609375</text:p>
              </table:table-cell>
              <table:table-cell office:value-type="float" office:value="1.6328125">
                <text:p>1.6328125</text:p>
              </table:table-cell>
              <table:table-cell office:value-type="float" office:value="1.6201171875">
                <text:p>1.6201171875</text:p>
              </table:table-cell>
              <table:table-cell office:value-type="float" office:value="1.62060546875">
                <text:p>1.62060546875</text:p>
              </table:table-cell>
              <table:table-cell office:value-type="float" office:value="1.62059783935547">
                <text:p>1.62059783935547</text:p>
              </table:table-cell>
              <table:table-cell office:value-type="float" office:value="1.62059783935547">
                <text:p>1.62059783935547</text:p>
              </table:table-cell>
              <table:table-cell office:value-type="float" office:value="1.65364362086361">
                <text:p>1.6536436208636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10125">
                <text:p>10125</text:p>
              </table:table-cell>
              <table:table-cell office:value-type="float" office:value="-6.75">
                <text:p>-6.75</text:p>
              </table:table-cell>
              <table:table-cell office:value-type="float" office:value="4.078125">
                <text:p>4.078125</text:p>
              </table:table-cell>
              <table:table-cell office:value-type="float" office:value="0.59765625">
                <text:p>0.59765625</text:p>
              </table:table-cell>
              <table:table-cell office:value-type="float" office:value="1.22607421875">
                <text:p>1.22607421875</text:p>
              </table:table-cell>
              <table:table-cell office:value-type="float" office:value="1.159423828125">
                <text:p>1.159423828125</text:p>
              </table:table-cell>
              <table:table-cell office:value-type="float" office:value="1.16354370117188">
                <text:p>1.16354370117188</text:p>
              </table:table-cell>
              <table:table-cell office:value-type="float" office:value="1.16340637207031">
                <text:p>1.16340637207031</text:p>
              </table:table-cell>
              <table:table-cell office:value-type="float" office:value="1.16340827941895">
                <text:p>1.16340827941895</text:p>
              </table:table-cell>
              <table:table-cell office:value-type="float" office:value="1.21079579943078">
                <text:p>1.210795799430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-13.28125">
                <text:p>-13.28125</text:p>
              </table:table-cell>
              <table:table-cell office:value-type="float" office:value="7.34375">
                <text:p>7.34375</text:p>
              </table:table-cell>
              <table:table-cell office:value-type="float" office:value="-1.03515625">
                <text:p>-1.03515625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6422119140625">
                <text:p>0.6422119140625</text:p>
              </table:table-cell>
              <table:table-cell office:value-type="float" office:value="0.6666259765625">
                <text:p>0.6666259765625</text:p>
              </table:table-cell>
              <table:table-cell office:value-type="float" office:value="0.665328979492188">
                <text:p>0.665328979492188</text:p>
              </table:table-cell>
              <table:table-cell office:value-type="float" office:value="0.665367126464844">
                <text:p>0.665367126464844</text:p>
              </table:table-cell>
              <table:table-cell office:value-type="float" office:value="0.716337814536774">
                <text:p>0.716337814536774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15125">
                <text:p>15125</text:p>
              </table:table-cell>
              <table:table-cell office:value-type="float" office:value="-22.6875">
                <text:p>-22.6875</text:p>
              </table:table-cell>
              <table:table-cell office:value-type="float" office:value="14.1796875">
                <text:p>14.1796875</text:p>
              </table:table-cell>
              <table:table-cell office:value-type="float" office:value="-4.25390625">
                <text:p>-4.25390625</text:p>
              </table:table-cell>
              <table:table-cell office:value-type="float" office:value="1.12255859375">
                <text:p>1.12255859375</text:p>
              </table:table-cell>
              <table:table-cell office:value-type="float" office:value="0.14501953125">
                <text:p>0.14501953125</text:p>
              </table:table-cell>
              <table:table-cell office:value-type="float" office:value="0.2591552734375">
                <text:p>0.2591552734375</text:p>
              </table:table-cell>
              <table:table-cell office:value-type="float" office:value="0.250595092773437">
                <text:p>0.250595092773437</text:p>
              </table:table-cell>
              <table:table-cell office:value-type="float" office:value="0.250993728637695">
                <text:p>0.250993728637695</text:p>
              </table:table-cell>
              <table:table-cell office:value-type="float" office:value="0.29133022570874">
                <text:p>0.291330225708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-35625">
                <text:p>-35625</text:p>
              </table:table-cell>
              <table:table-cell office:value-type="float" office:value="26.9375">
                <text:p>26.9375</text:p>
              </table:table-cell>
              <table:table-cell office:value-type="float" office:value="-10.767578125">
                <text:p>-10.767578125</text:p>
              </table:table-cell>
              <table:table-cell office:value-type="float" office:value="2.638671875">
                <text:p>2.638671875</text:p>
              </table:table-cell>
              <table:table-cell office:value-type="float" office:value="-0.3828125">
                <text:p>-0.3828125</text:p>
              </table:table-cell>
              <table:table-cell office:value-type="float" office:value="0.0654296875">
                <text:p>0.0654296875</text:p>
              </table:table-cell>
              <table:table-cell office:value-type="float" office:value="0.0210723876953125">
                <text:p>0.0210723876953125</text:p>
              </table:table-cell>
              <table:table-cell office:value-type="float" office:value="0.0239715576171875">
                <text:p>0.0239715576171875</text:p>
              </table:table-cell>
              <table:table-cell office:value-type="float" office:value="0.0398297133496339">
                <text:p>0.039829713349633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21125">
                <text:p>21125</text:p>
              </table:table-cell>
              <table:table-cell office:value-type="float" office:value="-52.8125">
                <text:p>-52.8125</text:p>
              </table:table-cell>
              <table:table-cell office:value-type="float" office:value="48.8515625">
                <text:p>48.8515625</text:p>
              </table:table-cell>
              <table:table-cell office:value-type="float" office:value="-23.765625">
                <text:p>-23.765625</text:p>
              </table:table-cell>
              <table:table-cell office:value-type="float" office:value="7.0966796875">
                <text:p>7.0966796875</text:p>
              </table:table-cell>
              <table:table-cell office:value-type="float" office:value="-1.3203125">
                <text:p>-1.3203125</text:p>
              </table:table-cell>
              <table:table-cell office:value-type="float" office:value="0.2174072265625">
                <text:p>0.2174072265625</text:p>
              </table:table-cell>
              <table:table-cell office:value-type="float" office:value="0.0251922607421875">
                <text:p>0.0251922607421875</text:p>
              </table:table-cell>
              <table:table-cell office:value-type="float" office:value="0.0416812896728516">
                <text:p>0.0416812896728516</text:p>
              </table:table-cell>
              <table:table-cell office:value-type="float" office:value="0.0234123742719765">
                <text:p>0.02341237427197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-75.03125">
                <text:p>-75.03125</text:p>
              </table:table-cell>
              <table:table-cell office:value-type="float" office:value="84.21875">
                <text:p>84.21875</text:p>
              </table:table-cell>
              <table:table-cell office:value-type="float" office:value="-48.7265625">
                <text:p>-48.7265625</text:p>
              </table:table-cell>
              <table:table-cell office:value-type="float" office:value="17.74609375">
                <text:p>17.74609375</text:p>
              </table:table-cell>
              <table:table-cell office:value-type="float" office:value="-3.781982421875">
                <text:p>-3.781982421875</text:p>
              </table:table-cell>
              <table:table-cell office:value-type="float" office:value="0.949462890625">
                <text:p>0.949462890625</text:p>
              </table:table-cell>
              <table:table-cell office:value-type="float" office:value="0.224960327148437">
                <text:p>0.224960327148437</text:p>
              </table:table-cell>
              <table:table-cell office:value-type="float" office:value="0.303092956542969">
                <text:p>0.303092956542969</text:p>
              </table:table-cell>
              <table:table-cell office:value-type="float" office:value="0.246097745656695">
                <text:p>0.246097745656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713cm" svg:height="15.722cm" xlink:href=".." xlink:type="simple" chart:class="chart:line" chart:style-name="ch1">
        <chart:legend chart:legend-position="end" svg:x="24.178cm" svg:y="5.072cm" style:legend-expansion="high" chart:style-name="ch2"/>
        <chart:plot-area chart:style-name="ch3" table:cell-range-address="Sheet1.A2:Sheet1.L15" chart:data-source-has-labels="both" svg:x="1.162cm" svg:y="0.128cm" svg:width="21.246cm" svg:height="14.79cm">
          <chartooo:coordinate-region svg:x="1.889cm" svg:y="0.327cm" svg:width="20.425cm" svg:height="14.392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loext:label-string="1st" chart:class="chart:line">
            <chart:data-point chart:repeated="14"/>
          </chart:series>
          <chart:series chart:style-name="ch8" chart:values-cell-range-address="Sheet1.C2:Sheet1.C15" loext:label-string="2nd" chart:class="chart:line">
            <chart:data-point chart:repeated="14"/>
          </chart:series>
          <chart:series chart:style-name="ch9" chart:values-cell-range-address="Sheet1.D2:Sheet1.D15" loext:label-string="3rd" chart:class="chart:line">
            <chart:data-point chart:repeated="14"/>
          </chart:series>
          <chart:series chart:style-name="ch10" chart:values-cell-range-address="Sheet1.E2:Sheet1.E15" loext:label-string="4th" chart:class="chart:line">
            <chart:data-point chart:repeated="14"/>
          </chart:series>
          <chart:series chart:style-name="ch11" chart:values-cell-range-address="Sheet1.F2:Sheet1.F15" loext:label-string="5th" chart:class="chart:line">
            <chart:data-point chart:repeated="14"/>
          </chart:series>
          <chart:series chart:style-name="ch12" chart:values-cell-range-address="Sheet1.G2:Sheet1.G15" loext:label-string="6th" chart:class="chart:line">
            <chart:data-point chart:repeated="14"/>
          </chart:series>
          <chart:series chart:style-name="ch13" chart:values-cell-range-address="Sheet1.H2:Sheet1.H15" loext:label-string="7th" chart:class="chart:line">
            <chart:data-point chart:repeated="14"/>
          </chart:series>
          <chart:series chart:style-name="ch14" chart:values-cell-range-address="Sheet1.I2:Sheet1.I15" loext:label-string="8th" chart:class="chart:line">
            <chart:data-point chart:repeated="14"/>
          </chart:series>
          <chart:series chart:style-name="ch15" chart:values-cell-range-address="Sheet1.J2:Sheet1.J15" loext:label-string="9th" chart:class="chart:line">
            <chart:data-point chart:repeated="14"/>
          </chart:series>
          <chart:series chart:style-name="ch16" chart:values-cell-range-address="Sheet1.K2:Sheet1.K15" loext:label-string="10th" chart:class="chart:line">
            <chart:data-point chart:repeated="14"/>
          </chart:series>
          <chart:series chart:style-name="ch17" chart:values-cell-range-address="Sheet1.L2:Sheet1.L15" loext:label-string="analytic" chart:class="chart:line">
            <chart:data-point chart:repeated="1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</text:p>
              </table:table-cell>
              <table:table-cell office:value-type="string">
                <text:p>2nd</text:p>
              </table:table-cell>
              <table:table-cell office:value-type="string">
                <text:p>3rd</text:p>
              </table:table-cell>
              <table:table-cell office:value-type="string">
                <text:p>4th</text:p>
              </table:table-cell>
              <table:table-cell office:value-type="string">
                <text:p>5th</text:p>
              </table:table-cell>
              <table:table-cell office:value-type="string">
                <text:p>6th</text:p>
              </table:table-cell>
              <table:table-cell office:value-type="string">
                <text:p>7th</text:p>
              </table:table-cell>
              <table:table-cell office:value-type="string">
                <text:p>8th</text:p>
              </table:table-cell>
              <table:table-cell office:value-type="string">
                <text:p>9th</text:p>
              </table:table-cell>
              <table:table-cell office:value-type="string">
                <text:p>10th</text:p>
              </table:table-cell>
              <table:table-cell office:value-type="string">
                <text:p>analytic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B2:Sheet1.B15</svg:desc>
                </draw:g>
              </table:table-cell>
              <table:table-cell office:value-type="float" office:value="125">
                <text:p>125</text:p>
                <draw:g>
                  <svg:desc>Sheet1.C2:Sheet1.C15</svg:desc>
                </draw:g>
              </table:table-cell>
              <table:table-cell office:value-type="float" office:value="125">
                <text:p>125</text:p>
                <draw:g>
                  <svg:desc>Sheet1.D2:Sheet1.D15</svg:desc>
                </draw:g>
              </table:table-cell>
              <table:table-cell office:value-type="float" office:value="125">
                <text:p>125</text:p>
                <draw:g>
                  <svg:desc>Sheet1.E2:Sheet1.E15</svg:desc>
                </draw:g>
              </table:table-cell>
              <table:table-cell office:value-type="float" office:value="125">
                <text:p>125</text:p>
                <draw:g>
                  <svg:desc>Sheet1.F2:Sheet1.F15</svg:desc>
                </draw:g>
              </table:table-cell>
              <table:table-cell office:value-type="float" office:value="125">
                <text:p>125</text:p>
                <draw:g>
                  <svg:desc>Sheet1.G2:Sheet1.G15</svg:desc>
                </draw:g>
              </table:table-cell>
              <table:table-cell office:value-type="float" office:value="125">
                <text:p>125</text:p>
                <draw:g>
                  <svg:desc>Sheet1.H2:Sheet1.H15</svg:desc>
                </draw:g>
              </table:table-cell>
              <table:table-cell office:value-type="float" office:value="125">
                <text:p>125</text:p>
                <draw:g>
                  <svg:desc>Sheet1.I2:Sheet1.I15</svg:desc>
                </draw:g>
              </table:table-cell>
              <table:table-cell office:value-type="float" office:value="125">
                <text:p>125</text:p>
                <draw:g>
                  <svg:desc>Sheet1.J2:Sheet1.J15</svg:desc>
                </draw:g>
              </table:table-cell>
              <table:table-cell office:value-type="float" office:value="125">
                <text:p>125</text:p>
                <draw:g>
                  <svg:desc>Sheet1.K2:Sheet1.K15</svg:desc>
                </draw:g>
              </table:table-cell>
              <table:table-cell office:value-type="float" office:value="0.122417438109627">
                <text:p>0.122417438109627</text:p>
                <draw:g>
                  <svg:desc>Sheet1.L2:Sheet1.L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.45969769413186">
                <text:p>0.4596976941318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125">
                <text:p>1125</text:p>
              </table:table-cell>
              <table:table-cell office:value-type="float" office:value="0.9375">
                <text:p>0.937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29262798332297">
                <text:p>0.9292627983322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75">
                <text:p>1375</text:p>
              </table:table-cell>
              <table:table-cell office:value-type="float" office:value="1.4375">
                <text:p>1.43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1.41614683654714">
                <text:p>1.4161468365471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3125">
                <text:p>3125</text:p>
              </table:table-cell>
              <table:table-cell office:value-type="float" office:value="1.5625">
                <text:p>1.5625</text:p>
              </table:table-cell>
              <table:table-cell office:value-type="float" office:value="1.8359375">
                <text:p>1.8359375</text:p>
              </table:table-cell>
              <table:table-cell office:value-type="float" office:value="1.81640625">
                <text:p>1.816406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1689453125">
                <text:p>1.81689453125</text:p>
              </table:table-cell>
              <table:table-cell office:value-type="float" office:value="1.80114361554693">
                <text:p>1.801143615546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.21875">
                <text:p>1.21875</text:p>
              </table:table-cell>
              <table:table-cell office:value-type="float" office:value="2.09375">
                <text:p>2.09375</text:p>
              </table:table-cell>
              <table:table-cell office:value-type="float" office:value="1.98828125">
                <text:p>1.98828125</text:p>
              </table:table-cell>
              <table:table-cell office:value-type="float" office:value="1.994140625">
                <text:p>1.994140625</text:p>
              </table:table-cell>
              <table:table-cell office:value-type="float" office:value="1.9940185546875">
                <text:p>1.9940185546875</text:p>
              </table:table-cell>
              <table:table-cell office:value-type="float" office:value="1.9940185546875">
                <text:p>1.9940185546875</text:p>
              </table:table-cell>
              <table:table-cell office:value-type="float" office:value="1.9940185546875">
                <text:p>1.9940185546875</text:p>
              </table:table-cell>
              <table:table-cell office:value-type="float" office:value="1.9940185546875">
                <text:p>1.9940185546875</text:p>
              </table:table-cell>
              <table:table-cell office:value-type="float" office:value="1.98999249660045">
                <text:p>1.9899924966004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125">
                <text:p>6125</text:p>
              </table:table-cell>
              <table:table-cell office:value-type="float" office:value="0">
                <text:p>0</text:p>
              </table:table-cell>
              <table:table-cell office:value-type="float" office:value="2.296875">
                <text:p>2.296875</text:p>
              </table:table-cell>
              <table:table-cell office:value-type="float" office:value="1.88671875">
                <text:p>1.88671875</text:p>
              </table:table-cell>
              <table:table-cell office:value-type="float" office:value="1.92431640625">
                <text:p>1.92431640625</text:p>
              </table:table-cell>
              <table:table-cell office:value-type="float" office:value="1.922607421875">
                <text:p>1.922607421875</text:p>
              </table:table-cell>
              <table:table-cell office:value-type="float" office:value="1.92263793945313">
                <text:p>1.92263793945313</text:p>
              </table:table-cell>
              <table:table-cell office:value-type="float" office:value="1.92263793945313">
                <text:p>1.92263793945313</text:p>
              </table:table-cell>
              <table:table-cell office:value-type="float" office:value="1.92263793945313">
                <text:p>1.92263793945313</text:p>
              </table:table-cell>
              <table:table-cell office:value-type="float" office:value="1.9364566872908">
                <text:p>1.93645668729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2.5">
                <text:p>-2.5</text:p>
              </table:table-cell>
              <table:table-cell office:value-type="float" office:value="2.75">
                <text:p>2.75</text:p>
              </table:table-cell>
              <table:table-cell office:value-type="float" office:value="1.4609375">
                <text:p>1.4609375</text:p>
              </table:table-cell>
              <table:table-cell office:value-type="float" office:value="1.6328125">
                <text:p>1.6328125</text:p>
              </table:table-cell>
              <table:table-cell office:value-type="float" office:value="1.6201171875">
                <text:p>1.6201171875</text:p>
              </table:table-cell>
              <table:table-cell office:value-type="float" office:value="1.62060546875">
                <text:p>1.62060546875</text:p>
              </table:table-cell>
              <table:table-cell office:value-type="float" office:value="1.62059783935547">
                <text:p>1.62059783935547</text:p>
              </table:table-cell>
              <table:table-cell office:value-type="float" office:value="1.62059783935547">
                <text:p>1.62059783935547</text:p>
              </table:table-cell>
              <table:table-cell office:value-type="float" office:value="1.65364362086361">
                <text:p>1.6536436208636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10125">
                <text:p>10125</text:p>
              </table:table-cell>
              <table:table-cell office:value-type="float" office:value="-6.75">
                <text:p>-6.75</text:p>
              </table:table-cell>
              <table:table-cell office:value-type="float" office:value="4.078125">
                <text:p>4.078125</text:p>
              </table:table-cell>
              <table:table-cell office:value-type="float" office:value="0.59765625">
                <text:p>0.59765625</text:p>
              </table:table-cell>
              <table:table-cell office:value-type="float" office:value="1.22607421875">
                <text:p>1.22607421875</text:p>
              </table:table-cell>
              <table:table-cell office:value-type="float" office:value="1.159423828125">
                <text:p>1.159423828125</text:p>
              </table:table-cell>
              <table:table-cell office:value-type="float" office:value="1.16354370117188">
                <text:p>1.16354370117188</text:p>
              </table:table-cell>
              <table:table-cell office:value-type="float" office:value="1.16340637207031">
                <text:p>1.16340637207031</text:p>
              </table:table-cell>
              <table:table-cell office:value-type="float" office:value="1.16340827941895">
                <text:p>1.16340827941895</text:p>
              </table:table-cell>
              <table:table-cell office:value-type="float" office:value="1.21079579943078">
                <text:p>1.210795799430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-13.28125">
                <text:p>-13.28125</text:p>
              </table:table-cell>
              <table:table-cell office:value-type="float" office:value="7.34375">
                <text:p>7.34375</text:p>
              </table:table-cell>
              <table:table-cell office:value-type="float" office:value="-1.03515625">
                <text:p>-1.03515625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6422119140625">
                <text:p>0.6422119140625</text:p>
              </table:table-cell>
              <table:table-cell office:value-type="float" office:value="0.6666259765625">
                <text:p>0.6666259765625</text:p>
              </table:table-cell>
              <table:table-cell office:value-type="float" office:value="0.665328979492188">
                <text:p>0.665328979492188</text:p>
              </table:table-cell>
              <table:table-cell office:value-type="float" office:value="0.665367126464844">
                <text:p>0.665367126464844</text:p>
              </table:table-cell>
              <table:table-cell office:value-type="float" office:value="0.716337814536774">
                <text:p>0.716337814536774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15125">
                <text:p>15125</text:p>
              </table:table-cell>
              <table:table-cell office:value-type="float" office:value="-22.6875">
                <text:p>-22.6875</text:p>
              </table:table-cell>
              <table:table-cell office:value-type="float" office:value="14.1796875">
                <text:p>14.1796875</text:p>
              </table:table-cell>
              <table:table-cell office:value-type="float" office:value="-4.25390625">
                <text:p>-4.25390625</text:p>
              </table:table-cell>
              <table:table-cell office:value-type="float" office:value="1.12255859375">
                <text:p>1.12255859375</text:p>
              </table:table-cell>
              <table:table-cell office:value-type="float" office:value="0.14501953125">
                <text:p>0.14501953125</text:p>
              </table:table-cell>
              <table:table-cell office:value-type="float" office:value="0.2591552734375">
                <text:p>0.2591552734375</text:p>
              </table:table-cell>
              <table:table-cell office:value-type="float" office:value="0.250595092773437">
                <text:p>0.250595092773437</text:p>
              </table:table-cell>
              <table:table-cell office:value-type="float" office:value="0.250993728637695">
                <text:p>0.250993728637695</text:p>
              </table:table-cell>
              <table:table-cell office:value-type="float" office:value="0.29133022570874">
                <text:p>0.291330225708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-35625">
                <text:p>-35625</text:p>
              </table:table-cell>
              <table:table-cell office:value-type="float" office:value="26.9375">
                <text:p>26.9375</text:p>
              </table:table-cell>
              <table:table-cell office:value-type="float" office:value="-10.767578125">
                <text:p>-10.767578125</text:p>
              </table:table-cell>
              <table:table-cell office:value-type="float" office:value="2.638671875">
                <text:p>2.638671875</text:p>
              </table:table-cell>
              <table:table-cell office:value-type="float" office:value="-0.3828125">
                <text:p>-0.3828125</text:p>
              </table:table-cell>
              <table:table-cell office:value-type="float" office:value="0.0654296875">
                <text:p>0.0654296875</text:p>
              </table:table-cell>
              <table:table-cell office:value-type="float" office:value="0.0210723876953125">
                <text:p>0.0210723876953125</text:p>
              </table:table-cell>
              <table:table-cell office:value-type="float" office:value="0.0239715576171875">
                <text:p>0.0239715576171875</text:p>
              </table:table-cell>
              <table:table-cell office:value-type="float" office:value="0.0398297133496339">
                <text:p>0.039829713349633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21125">
                <text:p>21125</text:p>
              </table:table-cell>
              <table:table-cell office:value-type="float" office:value="-52.8125">
                <text:p>-52.8125</text:p>
              </table:table-cell>
              <table:table-cell office:value-type="float" office:value="48.8515625">
                <text:p>48.8515625</text:p>
              </table:table-cell>
              <table:table-cell office:value-type="float" office:value="-23.765625">
                <text:p>-23.765625</text:p>
              </table:table-cell>
              <table:table-cell office:value-type="float" office:value="7.0966796875">
                <text:p>7.0966796875</text:p>
              </table:table-cell>
              <table:table-cell office:value-type="float" office:value="-1.3203125">
                <text:p>-1.3203125</text:p>
              </table:table-cell>
              <table:table-cell office:value-type="float" office:value="0.2174072265625">
                <text:p>0.2174072265625</text:p>
              </table:table-cell>
              <table:table-cell office:value-type="float" office:value="0.0251922607421875">
                <text:p>0.0251922607421875</text:p>
              </table:table-cell>
              <table:table-cell office:value-type="float" office:value="0.0416812896728516">
                <text:p>0.0416812896728516</text:p>
              </table:table-cell>
              <table:table-cell office:value-type="float" office:value="0.0234123742719765">
                <text:p>0.02341237427197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-75.03125">
                <text:p>-75.03125</text:p>
              </table:table-cell>
              <table:table-cell office:value-type="float" office:value="84.21875">
                <text:p>84.21875</text:p>
              </table:table-cell>
              <table:table-cell office:value-type="float" office:value="-48.7265625">
                <text:p>-48.7265625</text:p>
              </table:table-cell>
              <table:table-cell office:value-type="float" office:value="17.74609375">
                <text:p>17.74609375</text:p>
              </table:table-cell>
              <table:table-cell office:value-type="float" office:value="-3.781982421875">
                <text:p>-3.781982421875</text:p>
              </table:table-cell>
              <table:table-cell office:value-type="float" office:value="0.949462890625">
                <text:p>0.949462890625</text:p>
              </table:table-cell>
              <table:table-cell office:value-type="float" office:value="0.224960327148437">
                <text:p>0.224960327148437</text:p>
              </table:table-cell>
              <table:table-cell office:value-type="float" office:value="0.303092956542969">
                <text:p>0.303092956542969</text:p>
              </table:table-cell>
              <table:table-cell office:value-type="float" office:value="0.246097745656695">
                <text:p>0.246097745656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